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6699" fo:font-weight="bold" style:font-weight-asian="bold" style:font-weight-complex="bold"/>
    </style:style>
    <style:style style:name="P2" style:family="paragraph" style:parent-style-name="Standard">
      <style:text-properties fo:color="#0000cc" style:text-underline-style="none"/>
    </style:style>
    <style:style style:name="P3" style:family="paragraph" style:parent-style-name="Standard">
      <style:text-properties style:text-underline-style="none"/>
    </style:style>
    <style:style style:name="T1" style:family="text">
      <style:text-properties fo:color="#9933ff"/>
    </style:style>
    <style:style style:name="T2" style:family="text">
      <style:text-properties fo:color="#3333ff"/>
    </style:style>
    <style:style style:name="T3" style:family="text">
      <style:text-properties fo:color="#3333ff" fo:font-weight="bold" style:font-weight-asian="bold" style:font-weight-complex="bold"/>
    </style:style>
    <style:style style:name="T4" style:family="text">
      <style:text-properties fo:color="#0066cc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00cc"/>
    </style:style>
    <style:style style:name="T7" style:family="text">
      <style:text-properties fo:color="#ff00cc" style:text-underline-style="solid" style:text-underline-width="auto" style:text-underline-color="font-color"/>
    </style:style>
    <style:style style:name="T8" style:family="text">
      <style:text-properties fo:color="#6600cc"/>
    </style:style>
    <style:style style:name="T9" style:family="text">
      <style:text-properties fo:color="#6600ff"/>
    </style:style>
    <style:style style:name="T10" style:family="text">
      <style:text-properties fo:color="#6600ff" fo:font-weight="bold" style:font-weight-asian="bold" style:font-weight-complex="bold"/>
    </style:style>
    <style:style style:name="T11" style:family="text">
      <style:text-properties fo:color="#006699"/>
    </style:style>
    <style:style style:name="T12" style:family="text">
      <style:text-properties fo:color="#006699" fo:font-weight="bold" style:font-weight-asian="bold" style:font-weight-complex="bold"/>
    </style:style>
    <style:style style:name="T13" style:family="text">
      <style:text-properties fo:color="#0066ff" fo:font-weight="bold" style:font-weight-asian="bold" style:font-weight-complex="bold"/>
    </style:style>
    <style:style style:name="T14" style:family="text">
      <style:text-properties fo:color="#cc00cc"/>
    </style:style>
    <style:style style:name="T15" style:family="text">
      <style:text-properties fo:color="#cc00cc" style:text-underline-style="solid" style:text-underline-width="auto" style:text-underline-color="font-color"/>
    </style:style>
    <style:style style:name="T16" style:family="text">
      <style:text-properties fo:color="#cc00cc" style:text-underline-style="none"/>
    </style:style>
    <style:style style:name="T17" style:family="text">
      <style:text-properties fo:color="#6666ff"/>
    </style:style>
    <style:style style:name="T18" style:family="text">
      <style:text-properties fo:color="#6666ff" fo:font-weight="bold" style:font-weight-asian="bold" style:font-weight-complex="bold"/>
    </style:style>
    <style:style style:name="T19" style:family="text">
      <style:text-properties fo:color="#ff00ff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color="#0000cc" style:text-underline-style="solid" style:text-underline-width="auto" style:text-underline-color="font-color"/>
    </style:style>
    <style:style style:name="T22" style:family="text">
      <style:text-properties fo:color="#0000cc" style:text-underline-style="none"/>
    </style:style>
    <style:style style:name="T23" style:family="text">
      <style:text-properties style:text-underline-style="none"/>
    </style:style>
    <style:style style:name="T24" style:family="text">
      <style:text-properties fo:color="#990099"/>
    </style:style>
    <style:style style:name="T25" style:family="text">
      <style:text-properties fo:color="#990099" fo:font-weight="bold" style:font-weight-asian="bold" style:font-weight-complex="bold"/>
    </style:style>
    <style:style style:name="T26" style:family="text">
      <style:text-properties fo:color="#0000ff"/>
    </style:style>
    <style:style style:name="T27" style:family="text">
      <style:text-properties fo:color="#0000ff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DOCTYPE html&gt;</text:p>
      <text:p text:style-name="Standard">&lt;html lang="fr"&gt;</text:p>
      <text:p text:style-name="Standard"/>
      <text:p text:style-name="Standard">&lt;head&gt;</text:p>
      <text:p text:style-name="Standard"><text:s text:c="4"/>&lt;meta name="viewport" content="width=device-width, user-scalable=no"&gt;</text:p>
      <text:p text:style-name="Standard"><text:s text:c="4"/>&lt;meta charset="<text:span text:style-name="T2">utf-8</text:span>" /&gt;</text:p>
      <text:p text:style-name="Standard"><text:s text:c="4"/>&lt;title&gt;<text:span text:style-name="T4">Bikelib</text:span>&lt;/title&gt;</text:p>
      <text:p text:style-name="Standard"><text:s text:c="4"/>&lt;link rel="stylesheet" href=<text:span text:style-name="T21">"https://unpkg.com/leaflet@1.6.0/dist/leaflet.css"</text:span></text:p>
      <text:p text:style-name="Standard"><text:s text:c="8"/>integrity="sha512-xwE/Az9zrjBIphAcBb3F6JVqxf46+CDLwfLMHloNu6KEQCAWi6HcDUbeOfBIptF7tcCzusKFjFw2yuvEpDL9wQ=="</text:p>
      <text:p text:style-name="Standard"><text:s text:c="8"/>crossorigin="" /&gt;</text:p>
      <text:p text:style-name="Standard"><text:s text:c="4"/>&lt;link rel="stylesheet" href=<text:span text:style-name="T27">"https://unpkg.com/leaflet.markercluster@1.4.1/dist/MarkerCluster.css" </text:span>/&gt;</text:p>
      <text:p text:style-name="Standard"><text:s text:c="4"/>&lt;link rel="stylesheet" href=<text:span text:style-name="T21">"https://unpkg.com/leaflet.markercluster@1.4.1/dist/MarkerCluster.Default.css"</text:span><text:span text:style-name="T14"> </text:span>/&gt;</text:p>
      <text:p text:style-name="Standard"><text:s text:c="4"/>&lt;link rel="stylesheet" href=<text:span text:style-name="T21">"css/style.css" </text:span>/&gt;</text:p>
      <text:p text:style-name="Standard"><text:s text:c="4"/>&lt;link rel="stylesheet" href=<text:span text:style-name="T27">"https://cdnjs.cloudflare.com/ajax/libs/font-awesome/4.7.0/css/font-awesome.min.css"</text:span>&gt;</text:p>
      <text:p text:style-name="Standard">&lt;/head&gt;</text:p>
      <text:p text:style-name="Standard"/>
      <text:p text:style-name="Standard">&lt;body&gt;</text:p>
      <text:p text:style-name="Standard"/>
      <text:p text:style-name="Standard"><text:s text:c="4"/>&lt;P&gt;<text:span text:style-name="T24">Réservez votre vélo en libre service à Lyon</text:span>&lt;/P&gt;</text:p>
      <text:p text:style-name="Standard"><text:s text:c="4"/>&lt;!--CARROUSEL--&gt;</text:p>
      <text:p text:style-name="Standard"><text:s text:c="4"/>&lt;!-- Slideshow container --&gt;</text:p>
      <text:p text:style-name="Standard"><text:s text:c="4"/>&lt;div class="slideshow-container"&gt;</text:p>
      <text:p text:style-name="Standard"/>
      <text:p text:style-name="Standard"/>
      <text:p text:style-name="Standard"><text:s text:c="8"/>&lt;div class="mySlides fade"&gt;</text:p>
      <text:p text:style-name="Standard"><text:s text:c="12"/>&lt;img src=<text:span text:style-name="T21">"images/bicycles-3798140_1920.jpg"</text:span> style="width:100%"&gt;</text:p>
      <text:p text:style-name="Standard"><text:s text:c="12"/>&lt;div class=texte&gt;</text:p>
      <text:p text:style-name="Standard"><text:s text:c="16"/>&lt;figcaption&gt;</text:p>
      <text:p text:style-name="Standard"><text:s text:c="20"/>&lt;h1&gt;<text:span text:style-name="T25">Etape 1</text:span>&lt;/h1&gt;</text:p>
      <text:p text:style-name="Standard"><text:s text:c="16"/>&lt;/figcaption&gt;</text:p>
      <text:p text:style-name="Standard"><text:s text:c="16"/>&lt;h2&gt;<text:span text:style-name="T24">Réservez un vélo en quelques clics !</text:span>&lt;/h2&gt;</text:p>
      <text:p text:style-name="Standard"><text:s text:c="12"/>&lt;/div&gt;</text:p>
      <text:p text:style-name="Standard"><text:s text:c="8"/>&lt;/div&gt;</text:p>
      <text:p text:style-name="Standard"/>
      <text:p text:style-name="Standard"><text:s text:c="8"/>&lt;div class="mySlides fade"&gt;</text:p>
      <text:p text:style-name="Standard"><text:s text:c="12"/>&lt;img src=<text:span text:style-name="T21">"images/bike-4141511_1920.jpg" </text:span>style="width:100%"&gt;</text:p>
      <text:p text:style-name="Standard"><text:s text:c="12"/>&lt;div class=texte&gt;</text:p>
      <text:p text:style-name="Standard"><text:s text:c="16"/>&lt;figcaption&gt;</text:p>
      <text:p text:style-name="Standard"><text:s text:c="20"/>&lt;h1&gt;<text:span text:style-name="T25">Etape 2</text:span>&lt;/h1&gt;</text:p>
      <text:p text:style-name="Standard"><text:s text:c="16"/>&lt;/figcaption&gt;</text:p>
      <text:p text:style-name="Standard"><text:s text:c="16"/>&lt;h2&gt;<text:span text:style-name="T24">Sur la map, selectionnnez une station pour afficher ses informations et sa disponnibilité</text:span>&lt;/h2&gt;</text:p>
      <text:p text:style-name="Standard"><text:s text:c="12"/>&lt;/div&gt;</text:p>
      <text:p text:style-name="Standard"><text:s text:c="8"/>&lt;/div&gt;</text:p>
      <text:p text:style-name="Standard"/>
      <text:p text:style-name="Standard"><text:s text:c="8"/>&lt;div class="mySlides fade"&gt;</text:p>
      <text:p text:style-name="Standard"><text:s text:c="12"/>&lt;img src=<text:span text:style-name="T21">"images/bike-4141508_1920.jpg"</text:span> style="width:100%"&gt;</text:p>
      <text:p text:style-name="Standard"><text:soft-page-break/><text:s text:c="12"/>&lt;div class=texte&gt;</text:p>
      <text:p text:style-name="Standard"><text:s text:c="16"/>&lt;figcaption&gt;</text:p>
      <text:p text:style-name="Standard"><text:s text:c="20"/>&lt;h1&gt;<text:span text:style-name="T25">Etape 3</text:span>&lt;/h1&gt;</text:p>
      <text:p text:style-name="Standard"><text:s text:c="16"/>&lt;/figcaption&gt;</text:p>
      <text:p text:style-name="Standard"><text:s text:c="16"/>&lt;h2&gt;<text:span text:style-name="T24">Appuyez sur le bouton réserver, signez dans le champs de signature et validez !</text:span>&lt;/h2&gt;</text:p>
      <text:p text:style-name="Standard"><text:s text:c="12"/>&lt;/div&gt;</text:p>
      <text:p text:style-name="Standard"><text:s text:c="8"/>&lt;/div&gt;</text:p>
      <text:p text:style-name="Standard"/>
      <text:p text:style-name="Standard"><text:s text:c="8"/>&lt;div class="mySlides fade"&gt;</text:p>
      <text:p text:style-name="Standard"><text:s text:c="12"/>&lt;img src=<text:span text:style-name="T21">"images/bicycles-3419243_1920.jpg"</text:span> style="width:100%"&gt;</text:p>
      <text:p text:style-name="Standard"><text:s text:c="12"/>&lt;div class=texte&gt;</text:p>
      <text:p text:style-name="Standard"><text:s text:c="16"/>&lt;figcaption&gt;</text:p>
      <text:p text:style-name="Standard"><text:s text:c="20"/>&lt;h1&gt;<text:span text:style-name="T25">Etape 4</text:span>&lt;/h1&gt;</text:p>
      <text:p text:style-name="Standard"><text:s text:c="16"/>&lt;/figcaption&gt;</text:p>
      <text:p text:style-name="Standard"><text:s text:c="16"/>&lt;h2&gt;<text:span text:style-name="T24">Une fois la reservation validée, vous avez 20 minutes pour recupérer votre vélo à la station choisie</text:span></text:p>
      <text:p text:style-name="Standard"><text:s text:c="20"/>!&lt;/h2&gt;</text:p>
      <text:p text:style-name="Standard"><text:s text:c="12"/>&lt;/div&gt;</text:p>
      <text:p text:style-name="Standard"><text:s text:c="8"/>&lt;/div&gt;</text:p>
      <text:p text:style-name="Standard"/>
      <text:p text:style-name="Standard"><text:s text:c="8"/>&lt;div class="<text:span text:style-name="T11">filtregris</text:span>"&gt;&lt;/div&gt;</text:p>
      <text:p text:style-name="Standard"/>
      <text:p text:style-name="Standard"><text:s text:c="3"/><text:span text:style-name="T5"><text:s/></text:span><text:span text:style-name="T12">&lt;!-- Next and previous buttons --&gt;</text:span></text:p>
      <text:p text:style-name="Standard"><text:s text:c="8"/>&lt;a class="prev" onclick="plusSlides(-1)"&gt;&amp;#10094;&lt;/a&gt;</text:p>
      <text:p text:style-name="Standard"><text:s text:c="8"/>&lt;a class="next" onclick="plusSlides(1)"&gt;&amp;#10095;&lt;/a&gt;</text:p>
      <text:p text:style-name="Standard"><text:s text:c="4"/>&lt;/div&gt;</text:p>
      <text:p text:style-name="Standard"/>
      <text:p text:style-name="Standard"><text:s text:c="2"/><text:span text:style-name="T12"><text:s text:c="2"/>&lt;!-- Play/Pause --&gt;</text:span></text:p>
      <text:p text:style-name="Standard"><text:s text:c="4"/>&lt;div id="carouselButtons"&gt;</text:p>
      <text:p text:style-name="Standard"><text:s text:c="8"/>&lt;i class="fa fa-play" id="startCycle"&gt;&lt;/i&gt;</text:p>
      <text:p text:style-name="Standard"><text:s text:c="8"/>&lt;i class="fa fa-pause" id="stopCycle"&gt;&lt;/i&gt;</text:p>
      <text:p text:style-name="Standard"><text:s text:c="4"/>&lt;/div&gt;</text:p>
      <text:p text:style-name="Standard"/>
      <text:p text:style-name="Standard"/>
      <text:p text:style-name="Standard"><text:s text:c="4"/><text:span text:style-name="T12">&lt;!-- The dots/circles --&gt;</text:span></text:p>
      <text:p text:style-name="Standard"><text:s text:c="4"/>&lt;div style="text-align:center"&gt;</text:p>
      <text:p text:style-name="Standard"><text:s text:c="8"/>&lt;span class="dot" data-index="1"&gt;&lt;/span&gt;</text:p>
      <text:p text:style-name="Standard"><text:s text:c="8"/>&lt;span class="dot" data-index="2"&gt;&lt;/span&gt;</text:p>
      <text:p text:style-name="Standard"><text:s text:c="8"/>&lt;span class="dot" data-index="3"&gt;&lt;/span&gt;</text:p>
      <text:p text:style-name="Standard"><text:s text:c="8"/>&lt;span class="dot" data-index="4"&gt;&lt;/span&gt;</text:p>
      <text:p text:style-name="Standard"><text:s text:c="4"/>&lt;/div&gt;</text:p>
      <text:p text:style-name="Standard"/>
      <text:p text:style-name="P1"><text:s text:c="4"/>&lt;!-- map --&gt;</text:p>
      <text:p text:style-name="Standard"><text:s text:c="4"/>&lt;div class="container-map"&gt;</text:p>
      <text:p text:style-name="Standard"><text:s text:c="8"/>&lt;div id="map"&gt;map&lt;/div&gt;</text:p>
      <text:p text:style-name="Standard"><text:s text:c="8"/>&lt;div id="reservation-form"&gt;</text:p>
      <text:p text:style-name="Standard"><text:s text:c="12"/>&lt;div id="station-info"&gt;&lt;/div&gt;</text:p>
      <text:p text:style-name="Standard"><text:s text:c="8"/>&lt;/div&gt;</text:p>
      <text:p text:style-name="Standard"/>
      <text:p text:style-name="Standard"><text:s text:c="4"/>&lt;/div&gt;</text:p>
      <text:p text:style-name="Standard"/>
      <text:p text:style-name="Standard"><text:soft-page-break/><text:s text:c="4"/>&lt;script src=<text:span text:style-name="T21">"https://unpkg.com/leaflet@1.6.0/dist/leaflet.js"</text:span></text:p>
      <text:p text:style-name="Standard"><text:s text:c="8"/>integrity="sha512-gZwIG9x3wUXg2hdXF6+rVkLF/0Vi9U8D2Ntg4Ga5I5BZpVkVxlJWbSQtXPSiUTtC0TjtGOmxa1AJPuV0CPthew=="</text:p>
      <text:p text:style-name="Standard"><text:s text:c="8"/>crossorigin=""&gt;&lt;/script&gt;</text:p>
      <text:p text:style-name="Standard"/>
      <text:p text:style-name="Standard"><text:s text:c="4"/>&lt;script src=<text:span text:style-name="T21">"https://unpkg.com/leaflet.markercluster@1.4.1/dist/leaflet.markercluster.js"</text:span>&gt;&lt;/script&gt;</text:p>
      <text:p text:style-name="Standard"/>
      <text:p text:style-name="Standard"/>
      <text:p text:style-name="Standard"><text:s text:c="2"/><text:span text:style-name="T13"><text:s text:c="2"/></text:span><text:span text:style-name="T12">&lt;!--JQuery--&gt;</text:span></text:p>
      <text:p text:style-name="Standard"><text:s text:c="4"/>&lt;script src=<text:span text:style-name="T21">"https://ajax.googleapis.com/ajax/libs/jquery/1.7.2/jquery.min.js"</text:span>&gt;&lt;/script&gt;</text:p>
      <text:p text:style-name="Standard"><text:s text:c="4"/>&lt;!--&lt;script src=<text:span text:style-name="T21">"fichierjs.js"</text:span>&gt;&lt;/script&gt;--&gt;</text:p>
      <text:p text:style-name="Standard"><text:s text:c="4"/>&lt;script src=<text:span text:style-name="T21">"js/map.js"</text:span>&gt;&lt;/script&gt;</text:p>
      <text:p text:style-name="Standard"><text:s text:c="4"/>&lt;script src=<text:span text:style-name="T21">"js/carousel.js"</text:span>&gt;&lt;/script&gt;</text:p>
      <text:p text:style-name="Standard"/>
      <text:p text:style-name="Standard"><text:s text:c="2"/><text:span text:style-name="T12"><text:s text:c="2"/>&lt;!-- jQuery est inclus ! --&gt;</text:span></text:p>
      <text:p text:style-name="Standard"><text:s text:c="4"/>&lt;script&gt;</text:p>
      <text:p text:style-name="Standard"><text:s text:c="3"/><text:span text:style-name="T23"><text:s text:c="4"/></text:span><text:span text:style-name="T16"><text:s/></text:span><text:span text:style-name="T22">jQuery(function ($) {</text:span></text:p>
      <text:p text:style-name="P2"><text:s text:c="8"/>});</text:p>
      <text:p text:style-name="P3"/>
      <text:p text:style-name="Standard"><text:s text:c="4"/>&lt;/script&gt;</text:p>
      <text:p text:style-name="Standard">&lt;/body&gt;</text:p>
      <text:p text:style-name="Standard"/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M36S</meta:editing-duration>
    <meta:editing-cycles>15</meta:editing-cycles>
    <meta:generator>OpenOffice/4.1.6$Win32 OpenOffice.org_project/416m1$Build-9790</meta:generator>
    <dc:date>2020-10-10T16:07:29.25</dc:date>
    <meta:document-statistic meta:table-count="0" meta:image-count="0" meta:object-count="0" meta:page-count="3" meta:paragraph-count="96" meta:word-count="261" meta:character-count="3875"/>
    <meta:user-defined meta:name="Info 1"/>
    <meta:user-defined meta:name="Info 2"/>
    <meta:user-defined meta:name="Info 3"/>
    <meta:user-defined meta:name="Info 4"/>
  </office:meta>
</office:document-meta>
</file>